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3735B527A56E93C968.png" manifest:media-type="image/png"/>
  <manifest:file-entry manifest:full-path="Pictures/1000000000000258000001527FA275961D0AD80F.png" manifest:media-type="image/png"/>
  <manifest:file-entry manifest:full-path="Pictures/100000000000034000000108080F9412F0244657.jpg" manifest:media-type="image/jpeg"/>
  <manifest:file-entry manifest:full-path="Pictures/10000000000001FE000000B3297720AC84DD0673.png" manifest:media-type="image/png"/>
  <manifest:file-entry manifest:full-path="Pictures/10000201000001DE000000B5804EBE6D43C6939F.png" manifest:media-type="image/png"/>
  <manifest:file-entry manifest:full-path="Pictures/100002010000025800000258F0D8E2C258DD3901.png" manifest:media-type="image/png"/>
  <manifest:file-entry manifest:full-path="Pictures/10000201000001E90000023FF081B12BD6EA8F32.png" manifest:media-type="image/png"/>
  <manifest:file-entry manifest:full-path="Pictures/10000201000001CF00000235F260446CC7895EB9.png" manifest:media-type="image/png"/>
  <manifest:file-entry manifest:full-path="Pictures/100002010000042B0000042BD3435AFE29E87B92.png" manifest:media-type="image/png"/>
  <manifest:file-entry manifest:full-path="Pictures/10000201000002B3000001C0663879AE5378407F.png" manifest:media-type="image/png"/>
  <manifest:file-entry manifest:full-path="Pictures/1000020100000342000002EDE12A3839D6F4EAD9.png" manifest:media-type="image/png"/>
  <manifest:file-entry manifest:full-path="Pictures/10000201000001F5000000D860251E3C5B1DCEE0.png" manifest:media-type="image/png"/>
  <manifest:file-entry manifest:full-path="Pictures/10000201000002D0000001FEFB939C30E829141A.png" manifest:media-type="image/png"/>
  <manifest:file-entry manifest:full-path="Pictures/1000000000000201000002012324A5273356EE58.jpg" manifest:media-type="image/jpeg"/>
  <manifest:file-entry manifest:full-path="Pictures/10000000000003C0000003C033C928193650C127.jpg" manifest:media-type="image/jpeg"/>
  <manifest:file-entry manifest:full-path="Pictures/100002010000029800000194D40057D71AD4B713.png" manifest:media-type="image/png"/>
  <manifest:file-entry manifest:full-path="Pictures/10000201000003E8000003E884AE5691682E74A5.png" manifest:media-type="image/png"/>
  <manifest:file-entry manifest:full-path="Pictures/100002010000012C0000012C819AB4225EADFF2F.png" manifest:media-type="image/png"/>
  <manifest:file-entry manifest:full-path="Pictures/10000201000005F9000002BF252EF18DE6B54E97.png" manifest:media-type="image/png"/>
  <manifest:file-entry manifest:full-path="Pictures/10000201000002240000024DCDED59E53A504D13.png" manifest:media-type="image/png"/>
  <manifest:file-entry manifest:full-path="Pictures/10000201000003A5000002AA62D7F4601508ACB4.png" manifest:media-type="image/png"/>
  <manifest:file-entry manifest:full-path="Pictures/100002010000012C000001334E3A37C03971EDBB.png" manifest:media-type="image/png"/>
  <manifest:file-entry manifest:full-path="Pictures/10000201000003C3000001914A90A4906F3B195B.png" manifest:media-type="image/png"/>
  <manifest:file-entry manifest:full-path="Pictures/10000000000006D6000004692615BF247BDFB708.jpg" manifest:media-type="image/jpeg"/>
  <manifest:file-entry manifest:full-path="Pictures/100002010000019C00000224CB336978E898A9AB.png" manifest:media-type="image/png"/>
  <manifest:file-entry manifest:full-path="Pictures/10000201000006E7000009C411780F466B5EC927.png" manifest:media-type="image/png"/>
  <manifest:file-entry manifest:full-path="Pictures/1000020100000429000002EDE692ADE94E816F5E.png" manifest:media-type="image/png"/>
  <manifest:file-entry manifest:full-path="Pictures/100002010000012C0000012C76F19A77EBE6C810.png" manifest:media-type="image/png"/>
  <manifest:file-entry manifest:full-path="Pictures/10000201000003F2000000ADD0C2AD6B842C54D6.png" manifest:media-type="image/png"/>
  <manifest:file-entry manifest:full-path="Pictures/10000201000002D000000199610217B207CFEC48.png" manifest:media-type="image/png"/>
  <manifest:file-entry manifest:full-path="Pictures/1000020100000444000001A77828248CB12FD4B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1" svg:font-family="Abel"/>
    <style:font-face style:name="Arial1" svg:font-family="Arial"/>
    <style:font-face style:name="Oswald1" svg:font-family="Oswald"/>
    <style:font-face style:name="Abel" svg:font-family="Abel" style:font-pitch="variable"/>
    <style:font-face style:name="Arial" svg:font-family="Arial" style:font-pitch="variable"/>
    <style:font-face style:name="Caladea1" svg:font-family="Caladea" style:font-pitch="variable"/>
    <style:font-face style:name="Oswald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d9d9d9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ONLY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1" fo:font-size="52pt" fo:letter-spacing="normal" fo:font-style="normal" style:text-underline-style="none" fo:font-weight="normal" style:font-name-asian="Oswald1" style:font-size-asian="52pt" style:font-style-asian="normal" style:font-weight-asian="normal" style:font-name-complex="Oswald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bel1" fo:font-size="28pt" fo:letter-spacing="normal" fo:font-style="normal" style:text-underline-style="none" fo:font-weight="normal" style:font-name-asian="Abel1" style:font-size-asian="28pt" style:font-style-asian="normal" style:font-weight-asian="normal" style:font-name-complex="Abel1" style:font-size-complex="28pt" style:font-style-complex="normal" style:font-weight-complex="normal"/>
    </style:style>
    <style:style style:name="T3" style:family="text">
      <style:text-properties fo:font-variant="normal" fo:text-transform="none" fo:color="#ff9900" style:text-line-through-style="none" style:text-line-through-type="none" style:text-position="0% 100%" style:font-name="Abel1" fo:font-size="12pt" fo:letter-spacing="normal" fo:font-style="normal" style:text-underline-style="none" fo:font-weight="bold" style:font-name-asian="Abel1" style:font-size-asian="12pt" style:font-style-asian="normal" style:font-weight-asian="bold" style:font-name-complex="Abel1" style:font-size-complex="1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bel1" fo:font-size="12pt" fo:letter-spacing="normal" fo:font-style="normal" style:text-underline-style="none" fo:font-weight="bold" style:font-name-asian="Abel1" style:font-size-asian="12pt" style:font-style-asian="normal" style:font-weight-asian="bold" style:font-name-complex="Abel1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bel1" fo:font-size="12pt" fo:letter-spacing="normal" fo:font-style="normal" style:text-underline-style="none" fo:font-weight="bold" style:font-name-asian="Abel1" style:font-size-asian="12pt" style:font-style-asian="normal" style:font-weight-asian="bold" style:font-name-complex="Abel1" style:font-size-complex="1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swald1" fo:font-size="60pt" fo:letter-spacing="normal" fo:font-style="normal" style:text-underline-style="none" fo:font-weight="normal" style:font-name-asian="Oswald1" style:font-size-asian="60pt" style:font-style-asian="normal" style:font-weight-asian="normal" style:font-name-complex="Oswald1" style:font-size-complex="6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bel1" fo:font-size="18pt" fo:letter-spacing="normal" fo:font-style="normal" style:text-underline-style="none" fo:font-weight="normal" style:font-name-asian="Abel1" style:font-size-asian="18pt" style:font-style-asian="normal" style:font-weight-asian="normal" style:font-name-complex="Abel1" style:font-size-complex="18pt" style:font-style-complex="normal" style:font-weight-complex="normal"/>
    </style:style>
    <style:style style:name="T8" style:family="text">
      <style:text-properties fo:font-variant="normal" fo:text-transform="none" fo:color="#99999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07;p27" draw:style-name="gr1" draw:text-style-name="P2" draw:layer="layout" svg:width="23.667cm" svg:height="5.7cm" svg:x="0.866cm" svg:y="2.068cm">
          <text:p text:style-name="P1"><text:span text:style-name="T1">Comunidades everyw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7" draw:style-name="gr2" draw:text-style-name="P2" draw:layer="layout" svg:width="23.667cm" svg:height="2.2cm" svg:x="0.866cm" svg:y="7.872cm">
          <text:p text:style-name="P1"><text:span text:style-name="T2">um novo mu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4;g3e9cfa7ae5_0_118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3e9cfa7ae5_0_118:notes" draw:style-name="gr3" draw:layer="layout" svg:width="12.7cm" svg:height="9.524cm" svg:x="3.175cm" svg:y="1.905cm" draw:page-number="1" presentation:class="page"/>
        </presentation:notes>
      </draw:page>
      <draw:page draw:name="page2" draw:style-name="dp3" draw:master-page-name="TITLE_5f_ONLY" presentation:presentation-page-layout-name="AL2T19">
        <draw:frame draw:name="Google Shape;113;p28" draw:style-name="gr4" draw:text-style-name="P4" draw:layer="layout" svg:width="24.552cm" svg:height="11.288cm" svg:x="0.423cm" svg:y="1.499cm">
          <draw:image xlink:href="Pictures/10000201000005F9000002BF252EF18DE6B54E97.png" xlink:type="simple" xlink:show="embed" xlink:actuate="onLoad">
            <text:p/>
          </draw:image>
        </draw:frame>
        <presentation:notes draw:style-name="dp2">
          <draw:page-thumbnail draw:name="Google Shape;110;g3e9ed307b0_0_51:notes" draw:style-name="gr3" draw:layer="layout" svg:width="16.932cm" svg:height="9.524cm" svg:x="1.059cm" svg:y="1.905cm" draw:page-number="2" presentation:class="page"/>
          <draw:frame draw:name="Google Shape;111;g3e9ed307b0_0_51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ONLY" presentation:presentation-page-layout-name="AL2T19">
        <draw:frame draw:name="Google Shape;118;p29" presentation:style-name="pr3" draw:text-style-name="P6" draw:layer="layout" svg:width="14.386cm" svg:height="10.453cm" svg:x="10.196cm" svg:y="0.56cm" presentation:class="title" presentation:user-transformed="true">
          <draw:text-box>
            <text:p text:style-name="P5"><text:span text:style-name="T3">Clara Nobre, 26 anos, graduanda em Tecnologia da Informação(UFRN), Técnica em T.I. com ênfase em Redes de Computadores(2017), trabalho com infraestrutura e redes Linux desde 2012 como Analisa de Suporte de Infraestrutura na empresa Tink! e desde então me mantive em atividades envolvendo Cloud Computing, Software Livre, Open Source, Maker, Hacking e Segurança da Informação. Nas horas vagas sou fotógrafa :)</text:span><text:span text:style-name="T3"><text:line-break/></text:span><text:span text:style-name="T3"><text:line-break/></text:span><text:span text:style-name="T3">Email:</text:span><text:span text:style-name="T4"><text:line-break/></text:span><text:span text:style-name="T5">claranobre@prontomail.com</text:span><text:span text:style-name="T5"><text:line-break/></text:span><text:span text:style-name="T4"><text:line-break/></text:span><text:span text:style-name="T3">Twitter/Instagram:</text:span><text:span text:style-name="T3"><text:line-break/></text:span><text:span text:style-name="T5">@_claranobre</text:span><text:span text:style-name="T5"><text:line-break/></text:span><text:span text:style-name="T4"><text:line-break/></text:span><text:span text:style-name="T3">Telegram:</text:span><text:span text:style-name="T4"><text:line-break/></text:span><text:span text:style-name="T5">@claranobre</text:span><text:span text:style-name="T5"><text:line-break/></text:span><text:span text:style-name="T5"/></text:p>
          </draw:text-box>
        </draw:frame>
        <draw:frame draw:name="Google Shape;119;p29" draw:style-name="gr4" draw:text-style-name="P4" draw:layer="layout" svg:width="8.734cm" svg:height="8.734cm" svg:x="0.506cm" svg:y="0.389cm">
          <draw:image xlink:href="Pictures/1000000000000201000002012324A5273356EE58.jpg" xlink:type="simple" xlink:show="embed" xlink:actuate="onLoad">
            <text:p/>
          </draw:image>
        </draw:frame>
        <draw:frame draw:name="Google Shape;120;p29" draw:style-name="gr4" draw:text-style-name="P4" draw:layer="layout" svg:width="2.416cm" svg:height="1.711cm" svg:x="0.506cm" svg:y="12.371cm">
          <draw:image xlink:href="Pictures/10000201000002D0000001FEFB939C30E829141A.png" xlink:type="simple" xlink:show="embed" xlink:actuate="onLoad">
            <text:p/>
          </draw:image>
        </draw:frame>
        <draw:frame draw:name="Google Shape;121;p29" draw:style-name="gr4" draw:text-style-name="P4" draw:layer="layout" svg:width="2.416cm" svg:height="2.416cm" svg:x="0.506cm" svg:y="9.582cm">
          <draw:image xlink:href="Pictures/100002010000012C0000012C819AB4225EADFF2F.png" xlink:type="simple" xlink:show="embed" xlink:actuate="onLoad">
            <text:p/>
          </draw:image>
        </draw:frame>
        <draw:frame draw:name="Google Shape;122;p29" draw:style-name="gr4" draw:text-style-name="P4" draw:layer="layout" svg:width="3.492cm" svg:height="4.705cm" svg:x="3.128cm" svg:y="9.582cm">
          <draw:image xlink:href="Pictures/1000020100000342000002EDE12A3839D6F4EAD9.png" xlink:type="simple" xlink:show="embed" xlink:actuate="onLoad">
            <text:p/>
          </draw:image>
        </draw:frame>
        <draw:frame draw:name="Google Shape;123;p29" draw:style-name="gr4" draw:text-style-name="P4" draw:layer="layout" svg:width="3.784cm" svg:height="4.067cm" svg:x="6.485cm" svg:y="9.885cm">
          <draw:image xlink:href="Pictures/10000201000002240000024DCDED59E53A504D13.png" xlink:type="simple" xlink:show="embed" xlink:actuate="onLoad">
            <text:p/>
          </draw:image>
        </draw:frame>
        <presentation:notes draw:style-name="dp2">
          <draw:page-thumbnail draw:name="Google Shape;115;g3e9ed307b0_0_46:notes" draw:style-name="gr3" draw:layer="layout" svg:width="16.932cm" svg:height="9.524cm" svg:x="1.059cm" svg:y="1.905cm" draw:page-number="3" presentation:class="page"/>
          <draw:frame draw:name="Google Shape;116;g3e9ed307b0_0_46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ANK">
        <draw:frame draw:name="Google Shape;128;p30" draw:style-name="gr4" draw:text-style-name="P4" draw:layer="layout" svg:width="10.176cm" svg:height="6.191cm" svg:x="0.212cm" svg:y="0.212cm">
          <draw:image xlink:href="Pictures/100002010000029800000194D40057D71AD4B713.png" xlink:type="simple" xlink:show="embed" xlink:actuate="onLoad">
            <text:p/>
          </draw:image>
        </draw:frame>
        <draw:frame draw:name="Google Shape;129;p30" draw:style-name="gr4" draw:text-style-name="P4" draw:layer="layout" svg:width="6.1cm" svg:height="7.444cm" svg:x="0.37cm" svg:y="6.63cm">
          <draw:image xlink:href="Pictures/10000201000001CF00000235F260446CC7895EB9.png" xlink:type="simple" xlink:show="embed" xlink:actuate="onLoad">
            <text:p/>
          </draw:image>
        </draw:frame>
        <draw:frame draw:name="Google Shape;130;p30" draw:style-name="gr4" draw:text-style-name="P4" draw:layer="layout" svg:width="6.454cm" svg:height="7.589cm" svg:x="18.584cm" svg:y="0.212cm">
          <draw:image xlink:href="Pictures/10000201000001E90000023FF081B12BD6EA8F32.png" xlink:type="simple" xlink:show="embed" xlink:actuate="onLoad">
            <text:p/>
          </draw:image>
        </draw:frame>
        <draw:frame draw:name="Google Shape;131;p30" draw:style-name="gr4" draw:text-style-name="P4" draw:layer="layout" svg:width="7.348cm" svg:height="7.519cm" svg:x="10.6cm" svg:y="0.423cm">
          <draw:image xlink:href="Pictures/100002010000012C000001334E3A37C03971EDBB.png" xlink:type="simple" xlink:show="embed" xlink:actuate="onLoad">
            <text:p/>
          </draw:image>
        </draw:frame>
        <draw:frame draw:name="Google Shape;132;p30" draw:style-name="gr4" draw:text-style-name="P4" draw:layer="layout" svg:width="11.106cm" svg:height="4.624cm" svg:x="7.297cm" svg:y="8.79cm">
          <draw:image xlink:href="Pictures/10000201000003C3000001914A90A4906F3B195B.png" xlink:type="simple" xlink:show="embed" xlink:actuate="onLoad">
            <text:p/>
          </draw:image>
        </draw:frame>
        <draw:frame draw:name="Google Shape;133;p30" draw:style-name="gr4" draw:text-style-name="P4" draw:layer="layout" svg:width="5.76cm" svg:height="6.191cm" svg:x="19.039cm" svg:y="8.013cm">
          <draw:image xlink:href="Pictures/10000201000002240000024DCDED59E53A504D13.png" xlink:type="simple" xlink:show="embed" xlink:actuate="onLoad">
            <text:p/>
          </draw:image>
        </draw:frame>
        <presentation:notes draw:style-name="dp2">
          <draw:page-thumbnail draw:name="Google Shape;125;g3e9ed307b0_0_20:notes" draw:style-name="gr3" draw:layer="layout" svg:width="16.932cm" svg:height="9.524cm" svg:x="1.059cm" svg:y="1.905cm" draw:page-number="4" presentation:class="page"/>
          <draw:frame draw:name="Google Shape;126;g3e9ed307b0_0_2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BLANK">
        <draw:frame draw:name="Google Shape;138;p31" draw:style-name="gr4" draw:text-style-name="P4" draw:layer="layout" svg:width="5.236cm" svg:height="6.965cm" svg:x="0.423cm" svg:y="0.423cm">
          <draw:image xlink:href="Pictures/100002010000019C00000224CB336978E898A9AB.png" xlink:type="simple" xlink:show="embed" xlink:actuate="onLoad">
            <text:p/>
          </draw:image>
        </draw:frame>
        <draw:frame draw:name="Google Shape;139;p31" draw:style-name="gr4" draw:text-style-name="P4" draw:layer="layout" svg:width="9.529cm" svg:height="6.965cm" svg:x="15.512cm" svg:y="0.219cm">
          <draw:image xlink:href="Pictures/10000201000003A5000002AA62D7F4601508ACB4.png" xlink:type="simple" xlink:show="embed" xlink:actuate="onLoad">
            <text:p/>
          </draw:image>
        </draw:frame>
        <draw:frame draw:name="Google Shape;140;p31" draw:style-name="gr4" draw:text-style-name="P4" draw:layer="layout" svg:width="6.327cm" svg:height="6.327cm" svg:x="0.423cm" svg:y="7.789cm">
          <draw:image xlink:href="Pictures/100002010000042B0000042BD3435AFE29E87B92.png" xlink:type="simple" xlink:show="embed" xlink:actuate="onLoad">
            <text:p/>
          </draw:image>
        </draw:frame>
        <draw:frame draw:name="Google Shape;141;p31" draw:style-name="gr4" draw:text-style-name="P4" draw:layer="layout" svg:width="9.529cm" svg:height="6.177cm" svg:x="5.869cm" svg:y="0.817cm">
          <draw:image xlink:href="Pictures/10000201000002B3000001C0663879AE5378407F.png" xlink:type="simple" xlink:show="embed" xlink:actuate="onLoad">
            <text:p/>
          </draw:image>
        </draw:frame>
        <draw:frame draw:name="Google Shape;142;p31" draw:style-name="gr4" draw:text-style-name="P4" draw:layer="layout" svg:width="9.529cm" svg:height="6.147cm" svg:x="7.162cm" svg:y="7.789cm">
          <draw:image xlink:href="Pictures/10000000000006D6000004692615BF247BDFB708.jpg" xlink:type="simple" xlink:show="embed" xlink:actuate="onLoad">
            <text:p/>
          </draw:image>
        </draw:frame>
        <draw:frame draw:name="Google Shape;143;p31" draw:style-name="gr4" draw:text-style-name="P4" draw:layer="layout" svg:width="6.176cm" svg:height="7.16cm" svg:x="18.107cm" svg:y="7.536cm">
          <draw:image xlink:href="Pictures/10000201000006E7000009C411780F466B5EC927.png" xlink:type="simple" xlink:show="embed" xlink:actuate="onLoad">
            <text:p/>
          </draw:image>
        </draw:frame>
        <presentation:notes draw:style-name="dp2">
          <draw:page-thumbnail draw:name="Google Shape;135;g3e9ed307b0_0_0:notes" draw:style-name="gr3" draw:layer="layout" svg:width="16.932cm" svg:height="9.524cm" svg:x="1.059cm" svg:y="1.905cm" draw:page-number="5" presentation:class="page"/>
          <draw:frame draw:name="Google Shape;136;g3e9ed307b0_0_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draw:frame draw:name="Google Shape;148;p32" draw:style-name="gr4" draw:text-style-name="P4" draw:layer="layout" svg:width="6.719cm" svg:height="6.719cm" svg:x="0.423cm" svg:y="0.423cm">
          <draw:image xlink:href="Pictures/10000201000003E8000003E884AE5691682E74A5.png" xlink:type="simple" xlink:show="embed" xlink:actuate="onLoad">
            <text:p/>
          </draw:image>
        </draw:frame>
        <draw:frame draw:name="Google Shape;149;p32" draw:style-name="gr4" draw:text-style-name="P4" draw:layer="layout" svg:width="11.631cm" svg:height="8.179cm" svg:x="5.997cm" svg:y="4.244cm">
          <draw:image xlink:href="Pictures/1000020100000429000002EDE692ADE94E816F5E.png" xlink:type="simple" xlink:show="embed" xlink:actuate="onLoad">
            <text:p/>
          </draw:image>
        </draw:frame>
        <draw:frame draw:name="Google Shape;150;p32" draw:style-name="gr4" draw:text-style-name="P4" draw:layer="layout" svg:width="18.16cm" svg:height="3.11cm" svg:x="7.144cm" svg:y="0.762cm">
          <draw:image xlink:href="Pictures/10000201000003F2000000ADD0C2AD6B842C54D6.png" xlink:type="simple" xlink:show="embed" xlink:actuate="onLoad">
            <text:p/>
          </draw:image>
        </draw:frame>
        <draw:frame draw:name="Google Shape;151;p32" draw:style-name="gr4" draw:text-style-name="P4" draw:layer="layout" svg:width="7.937cm" svg:height="7.937cm" svg:x="16.287cm" svg:y="4.366cm">
          <draw:image xlink:href="Pictures/100002010000012C0000012C76F19A77EBE6C810.png" xlink:type="simple" xlink:show="embed" xlink:actuate="onLoad">
            <text:p/>
          </draw:image>
        </draw:frame>
        <presentation:notes draw:style-name="dp2">
          <draw:page-thumbnail draw:name="Google Shape;145;g3e9faa9fe3_2_3:notes" draw:style-name="gr3" draw:layer="layout" svg:width="16.932cm" svg:height="9.524cm" svg:x="1.059cm" svg:y="1.905cm" draw:page-number="6" presentation:class="page"/>
          <draw:frame draw:name="Google Shape;146;g3e9faa9fe3_2_3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draw:frame draw:name="Google Shape;156;p33" draw:style-name="gr4" draw:text-style-name="P4" draw:layer="layout" svg:width="12.84cm" svg:height="5.843cm" svg:x="0.423cm" svg:y="7.489cm">
          <draw:image xlink:href="Pictures/1000020100000444000001A77828248CB12FD4B5.png" xlink:type="simple" xlink:show="embed" xlink:actuate="onLoad">
            <text:p/>
          </draw:image>
        </draw:frame>
        <draw:frame draw:name="Google Shape;157;p33" draw:style-name="gr4" draw:text-style-name="P4" draw:layer="layout" svg:width="10.792cm" svg:height="5.843cm" svg:x="13.688cm" svg:y="7.431cm">
          <draw:image xlink:href="Pictures/10000201000002D000000199610217B207CFEC48.png" xlink:type="simple" xlink:show="embed" xlink:actuate="onLoad">
            <text:p/>
          </draw:image>
        </draw:frame>
        <draw:frame draw:name="Google Shape;158;p33" draw:style-name="gr4" draw:text-style-name="P4" draw:layer="layout" svg:width="6.583cm" svg:height="6.583cm" svg:x="8.778cm" svg:y="0.212cm">
          <draw:image xlink:href="Pictures/10000000000003C0000003C033C928193650C127.jpg" xlink:type="simple" xlink:show="embed" xlink:actuate="onLoad">
            <text:p/>
          </draw:image>
        </draw:frame>
        <draw:frame draw:name="Google Shape;159;p33" draw:style-name="gr4" draw:text-style-name="P4" draw:layer="layout" svg:width="10.002cm" svg:height="4.312cm" svg:x="15.362cm" svg:y="1.389cm">
          <draw:image xlink:href="Pictures/10000201000001F5000000D860251E3C5B1DCEE0.png" xlink:type="simple" xlink:show="embed" xlink:actuate="onLoad">
            <text:p/>
          </draw:image>
        </draw:frame>
        <draw:frame draw:name="Google Shape;160;p33" draw:style-name="gr4" draw:text-style-name="P4" draw:layer="layout" svg:width="6.641cm" svg:height="6.641cm" svg:x="1.003cm" svg:y="0.502cm">
          <draw:image xlink:href="Pictures/100002010000025800000258F0D8E2C258DD3901.png" xlink:type="simple" xlink:show="embed" xlink:actuate="onLoad">
            <text:p/>
          </draw:image>
        </draw:frame>
        <presentation:notes draw:style-name="dp2">
          <draw:page-thumbnail draw:name="Google Shape;153;g3e9ed307b0_0_29:notes" draw:style-name="gr3" draw:layer="layout" svg:width="16.932cm" svg:height="9.524cm" svg:x="1.059cm" svg:y="1.905cm" draw:page-number="7" presentation:class="page"/>
          <draw:frame draw:name="Google Shape;154;g3e9ed307b0_0_29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draw:frame draw:name="Google Shape;165;p34" draw:style-name="gr4" draw:text-style-name="P4" draw:layer="layout" svg:width="13.748cm" svg:height="5.205cm" svg:x="0.296cm" svg:y="0.372cm">
          <draw:image xlink:href="Pictures/10000201000001DE000000B5804EBE6D43C6939F.png" xlink:type="simple" xlink:show="embed" xlink:actuate="onLoad">
            <text:p/>
          </draw:image>
        </draw:frame>
        <draw:frame draw:name="Google Shape;166;p34" draw:style-name="gr4" draw:text-style-name="P4" draw:layer="layout" svg:width="13.493cm" svg:height="4.735cm" svg:x="0.423cm" svg:y="8.47cm">
          <draw:image xlink:href="Pictures/10000000000001FE000000B3297720AC84DD0673.png" xlink:type="simple" xlink:show="embed" xlink:actuate="onLoad">
            <text:p/>
          </draw:image>
        </draw:frame>
        <draw:frame draw:name="Google Shape;167;p34" draw:style-name="gr4" draw:text-style-name="P4" draw:layer="layout" svg:width="13.112cm" svg:height="4.16cm" svg:x="11.98cm" svg:y="4.309cm">
          <draw:image xlink:href="Pictures/100000000000034000000108080F9412F0244657.jpg" xlink:type="simple" xlink:show="embed" xlink:actuate="onLoad">
            <text:p/>
          </draw:image>
        </draw:frame>
        <presentation:notes draw:style-name="dp2">
          <draw:page-thumbnail draw:name="Google Shape;162;g3e9ed307b0_0_40:notes" draw:style-name="gr3" draw:layer="layout" svg:width="16.932cm" svg:height="9.524cm" svg:x="1.059cm" svg:y="1.905cm" draw:page-number="8" presentation:class="page"/>
          <draw:frame draw:name="Google Shape;163;g3e9ed307b0_0_4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BLANK">
        <draw:custom-shape draw:name="Google Shape;172;p35" draw:style-name="gr2" draw:text-style-name="P2" draw:layer="layout" svg:width="11.034cm" svg:height="2.825cm" svg:x="7.183cm" svg:y="5.731cm">
          <text:p text:style-name="P5"><text:span text:style-name="T6">Colabor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3e9ffcd1c4_2_5:notes" draw:style-name="gr3" draw:layer="layout" svg:width="16.932cm" svg:height="9.524cm" svg:x="1.059cm" svg:y="1.905cm" draw:page-number="9" presentation:class="page"/>
          <draw:frame draw:name="Google Shape;170;g3e9ffcd1c4_2_5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5" draw:master-page-name="BLANK">
        <draw:frame draw:name="Google Shape;177;p36" draw:style-name="gr4" draw:text-style-name="P4" draw:layer="layout" svg:width="15.874cm" svg:height="8.942cm" svg:x="0.615cm" svg:y="0.328cm">
          <draw:image xlink:href="Pictures/1000000000000258000001527FA275961D0AD80F.png" xlink:type="simple" xlink:show="embed" xlink:actuate="onLoad">
            <text:p/>
          </draw:image>
        </draw:frame>
        <draw:custom-shape draw:name="Google Shape;178;p36" draw:style-name="gr2" draw:text-style-name="P2" draw:layer="layout" svg:width="5.827cm" svg:height="1.275cm" svg:x="0.615cm" svg:y="9.886cm">
          <text:p text:style-name="P5"><text:span text:style-name="T7">Adrian H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6" draw:style-name="gr2" draw:text-style-name="P2" draw:layer="layout" svg:width="11.799cm" svg:height="1.626cm" svg:x="13.6cm" svg:y="12.502cm">
          <text:p text:style-name="P5"><text:span text:style-name="T8">https://bugzilla.gnome.org/show_bug.cgi?id=78514#c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4;g3e9ffcd1c4_1_7:notes" draw:style-name="gr3" draw:layer="layout" svg:width="16.932cm" svg:height="9.524cm" svg:x="1.059cm" svg:y="1.905cm" draw:page-number="10" presentation:class="page"/>
          <draw:frame draw:name="Google Shape;175;g3e9ffcd1c4_1_7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5" draw:master-page-name="BLANK">
        <draw:frame draw:name="Google Shape;184;p37" draw:style-name="gr5" draw:text-style-name="P4" draw:layer="layout" svg:width="25.422cm" svg:height="14.287cm" svg:x="0cm" svg:y="0.007cm">
          <draw:image xlink:href="Pictures/10000000000007800000043735B527A56E93C968.png" xlink:type="simple" xlink:show="embed" xlink:actuate="onLoad">
            <text:p/>
          </draw:image>
        </draw:frame>
        <draw:custom-shape draw:name="Google Shape;185;p37" draw:style-name="gr2" draw:text-style-name="P2" draw:layer="layout" svg:width="8.802cm" svg:height="3.38cm" svg:x="1.371cm" svg:y="1.531cm">
          <text:p text:style-name="P5"><text:span text:style-name="T6">Obrig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3e9faa9fe3_0_0:notes" draw:style-name="gr3" draw:layer="layout" svg:width="16.932cm" svg:height="9.524cm" svg:x="1.059cm" svg:y="1.905cm" draw:page-number="11" presentation:class="page"/>
          <draw:frame draw:name="Google Shape;182;g3e9faa9fe3_0_0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1" svg:font-family="Abel"/>
    <style:font-face style:name="Arial1" svg:font-family="Arial"/>
    <style:font-face style:name="Oswald1" svg:font-family="Oswald"/>
    <style:font-face style:name="Abel" svg:font-family="Abel" style:font-pitch="variable"/>
    <style:font-face style:name="Arial" svg:font-family="Arial" style:font-pitch="variable"/>
    <style:font-face style:name="Caladea1" svg:font-family="Caladea" style:font-pitch="variable"/>
    <style:font-face style:name="Oswald" svg:font-family="Oswald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1212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21212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58;p15" presentation:style-name="Mpr1" draw:text-style-name="MP5" draw:layer="backgroundobjects" svg:width="23.667cm" svg:height="5.7cm" svg:x="0.866cm" svg:y="2.068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69;p19" presentation:style-name="Mpr4" draw:text-style-name="MP5" draw:layer="backgroundobjects" svg:width="23.667cm" svg:height="5.7cm" svg:x="0.866cm" svg:y="2.068cm" presentation:class="title" presentation:user-transformed="true">
        <draw:text-box>
          <text:p/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Dev/5.1.0.3$Linux_X86_64 LibreOffice_project/</meta:generator>
  </office:meta>
</office:document-meta>
</file>